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917" officeooo:paragraph-rsid="00007917"/>
    </style:style>
    <style:style style:name="P2" style:family="paragraph" style:parent-style-name="Standard">
      <style:text-properties officeooo:rsid="00007917" officeooo:paragraph-rsid="00013344"/>
    </style:style>
    <style:style style:name="P3" style:family="paragraph" style:parent-style-name="Standard">
      <style:text-properties officeooo:rsid="0001d751" officeooo:paragraph-rsid="0001d751"/>
    </style:style>
    <style:style style:name="P4" style:family="paragraph" style:parent-style-name="Standard">
      <style:text-properties officeooo:rsid="0001d751" officeooo:paragraph-rsid="0002063a"/>
    </style:style>
    <style:style style:name="P5" style:family="paragraph" style:parent-style-name="Standard">
      <style:text-properties officeooo:rsid="0002063a" officeooo:paragraph-rsid="0002063a"/>
    </style:style>
    <style:style style:name="P6" style:family="paragraph" style:parent-style-name="Standard">
      <style:text-properties officeooo:rsid="0002063a" officeooo:paragraph-rsid="0003d522"/>
    </style:style>
    <style:style style:name="P7" style:family="paragraph" style:parent-style-name="Frame_20_contents">
      <style:text-properties officeooo:rsid="00035f5b" officeooo:paragraph-rsid="00035f5b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ef413d"/>
    </style:style>
    <style:style style:name="P12" style:family="paragraph">
      <loext:graphic-properties draw:fill-color="#cccccc"/>
    </style:style>
    <style:style style:name="T1" style:family="text">
      <style:text-properties officeooo:rsid="00013344"/>
    </style:style>
    <style:style style:name="T2" style:family="text">
      <style:text-properties officeooo:rsid="0002063a"/>
    </style:style>
    <style:style style:name="T3" style:family="text">
      <style:text-properties officeooo:rsid="00035f5b"/>
    </style:style>
    <style:style style:name="gr1" style:family="graphic">
      <style:graphic-properties draw:textarea-horizontal-align="justify" draw:textarea-vertical-align="middle" draw:auto-grow-height="false" fo:min-height="2.566cm" fo:min-width="5.9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499cm" fo:min-width="2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0.302cm" fo:min-width="2.9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200" draw:textarea-horizontal-align="justify" draw:textarea-vertical-align="middle" draw:auto-grow-height="false" fo:min-height="3.512cm" fo:min-width="3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200" draw:textarea-horizontal-align="justify" draw:textarea-vertical-align="middle" draw:auto-grow-height="false" fo:min-height="3.247cm" fo:min-width="3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fill-color="#ef413d" draw:textarea-horizontal-align="justify" draw:textarea-vertical-align="middle" draw:auto-grow-height="false" fo:min-height="1.081cm" fo:min-width="3.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ef413d" draw:textarea-horizontal-align="justify" draw:textarea-vertical-align="middle" draw:auto-grow-height="false" fo:min-height="1.349cm" fo:min-width="0.49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8" style:family="graphic" style:parent-style-name="Frame">
      <style:graphic-properties draw:fill-color="#ef413d" draw:textarea-horizontal-align="justify" draw:textarea-vertical-align="middle" draw:auto-grow-height="false" fo:min-height="1.431cm" fo:min-width="0.44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9" style:family="graphic">
      <style:graphic-properties draw:fill-color="#ef413d" draw:textarea-horizontal-align="justify" draw:textarea-vertical-align="middle" draw:auto-grow-height="false" fo:min-height="1.517cm" fo:min-width="0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ef413d" draw:textarea-horizontal-align="justify" draw:textarea-vertical-align="middle" draw:auto-grow-height="false" fo:min-height="1.812cm" fo:min-width="0.4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cccccc" draw:textarea-horizontal-align="justify" draw:textarea-vertical-align="middle" draw:auto-grow-height="false" fo:min-height="0.781cm" fo:min-width="1.7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(2,0) Sobre Orientação a Objetos, construa um mini-texto usando como guia o itens abaixo: a. Relação Programação Estruturada(imperativa) x Programação Orientada a Objetos b. Classe e Objeto, Variável, Referência, Objeto, Instância c. Estado de um Objeto, Membros dos Objetos e seu papel .</text:p>
      <text:p text:style-name="Standard"/>
      <text:p text:style-name="P1">Relação Programação Estrutura – os principais elementos são funções e módulos</text:p>
      <text:p text:style-name="P1">Programação Orientada a Objetos – os principais elementos são objetos</text:p>
      <text:p text:style-name="P1"/>
      <text:p text:style-name="P1">Classe – é uma receita de bolo, algo estruturado mais ainda pertence ao plano da abstração. Um check-list que se tornará potencial executável após ser compilado.</text:p>
      <text:p text:style-name="P1"/>
      <text:p text:style-name="P1">Objeto – é o resultado de uma receita de bolo, sendo assim é um produto materializado (real).</text:p>
      <text:p text:style-name="P1"/>
      <text:p text:style-name="P2">Variável – <text:span text:style-name="T1">é um local da memória responsável por guarda um valor, mais só pode ter um valor por vez. Entretanto o valor pode sofre mudanças dependendo da forma que o algoritmo foi programado. Ele possui um nome, valor, tamanho, tipo.</text:span></text:p>
      <text:p text:style-name="P2"/>
      <text:p text:style-name="P2"><text:span text:style-name="T1">Referência – referendar uma variavel para um objeto</text:span></text:p>
      <text:p text:style-name="P2"/>
      <text:p text:style-name="P2"><text:span text:style-name="T1">Instanciação– Transformar uma classe em objeto </text:span></text:p>
      <text:p text:style-name="P2"/>
      <text:p text:style-name="P2"><text:span text:style-name="T1">Membros dos Objetos – Determinar quem são as classes, construtor….</text:span></text:p>
      <text:p text:style-name="P2"/>
      <text:p text:style-name="P2"/>
      <text:p text:style-name="P2">2. (1,0) Escreva os códigos Java correspondentes aos fluxos das imagens abaixo.:</text:p>
      <text:p text:style-name="P2"/>
      <text:p text:style-name="P4">1) O algoritmo cria duas variáveis inteiras. A primeira serve para somar todos os valores que surgem no number na execução do algoritmo e a segunda é uma variável chamada number começa com valor 1 e vai incrementando um a um. O algoritmo é executado até o number atingir valor 10<text:span text:style-name="T2">0</text:span>, a partir de 101 o programa chama de “false” e o processo pará.</text:p>
      <text:p text:style-name="P5">A diferença das duas questoes a primeira o algoritmo pedi a condição depois executa.</text:p>
      <text:p text:style-name="P5">While - Do</text:p>
      <text:p text:style-name="P3"/>
      <text:p text:style-name="P3">2)O algoritmo cria duas variáveis inteiras. A primeira serve para somar todos os valores que surgem no number na execução do algoritmo e a segunda é uma variável chamada number começa com valor 1 e vai incrementando um a um. O algoritmo é executado até o number atingir valor 10<text:span text:style-name="T2">0000</text:span>0, a partir de 10<text:span text:style-name="T2">0000</text:span>1 o programa chama de “false” e o processo pará.</text:p>
      <text:p text:style-name="P5">A diferença das duas questoes a segunda o algoritmo executa depois pedi a condição.</text:p>
      <text:p text:style-name="P5">Do – Whi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. (1,0) Faça um desenho de funcionamento de um Sistema de Controle de Versão Distribuído. Inclua os componentes(Locais e Remotos) e as setas com labels indicando as operações entre os componentes. Escreva um mini-texto explicando o fluxo de trabalho (Foto ou Desenho Digital)</text:p>
      <text:p text:style-name="P5"><draw:custom-shape text:anchor-type="paragraph" draw:z-index="0" draw:name="Forma1" draw:style-name="gr1" draw:text-style-name="P8" svg:width="8.395cm" svg:height="3.629cm" svg:x="7.694cm" svg:y="0.37cm"><text:p text:style-name="P8">NUVEM QUE ARMAZENA </text:p><text:p text:style-name="P8">CODIGO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><draw:custom-shape text:anchor-type="paragraph" draw:z-index="1" draw:name="Forma2" draw:style-name="gr2" draw:text-style-name="P8" svg:width="3.006cm" svg:height="2.117cm" svg:x="-0.219cm" svg:y="0.016cm"><text:p text:style-name="P8">NUVEM </text:p><text:p text:style-name="P8">ARMAZEN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44"/><text:span text:style-name="T3">FORK</text:span></text:p>
      <text:p text:style-name="P5"><text:s text:c="37"/><text:span text:style-name="T3">(COMPARTILHAR </text:span></text:p>
      <text:p text:style-name="P5"><text:s text:c="38"/><text:span text:style-name="T3">PROGRAMAÇÕES)</text:span></text:p>
      <text:p text:style-name="P5"><draw:custom-shape text:anchor-type="paragraph" draw:z-index="2" draw:name="Forma4" draw:style-name="gr3" draw:text-style-name="P9" svg:width="3.73cm" svg:height="0.602cm" svg:x="3.436cm" svg:y="0.46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5"/>
      <text:p text:style-name="P5"><draw:custom-shape text:anchor-type="paragraph" draw:z-index="8" draw:name="Forma8" draw:style-name="gr8" draw:text-style-name="P11" svg:width="0.892cm" svg:height="1.636cm" svg:x="7.043cm" svg:y="0.374cm"><text:p text:style-name="P7"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custom-shape text:anchor-type="paragraph" draw:z-index="7" draw:name="Forma7" draw:style-name="gr7" draw:text-style-name="P11" svg:width="0.987cm" svg:height="1.541cm" svg:x="7.934cm" svg:y="0.2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Forma9" draw:style-name="gr9" draw:text-style-name="P11" svg:width="0.867cm" svg:height="1.733cm" svg:x="13.298cm" svg:y="0.4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10" draw:style-name="gr10" draw:text-style-name="P11" svg:width="0.964cm" svg:height="2.068cm" svg:x="14.476cm" svg:y="0.10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><draw:custom-shape text:anchor-type="paragraph" draw:z-index="11" draw:name="Forma11" draw:style-name="gr11" draw:text-style-name="P12" svg:width="1.876cm" svg:height="0.867cm" svg:x="5.168cm" svg:y="0.169cm"><text:p>PUL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11" draw:style-name="gr11" draw:text-style-name="P12" svg:width="1.876cm" svg:height="0.867cm" svg:x="8.92cm" svg:y="0.222cm"><text:p>PUS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1" draw:style-name="gr11" draw:text-style-name="P12" svg:width="1.876cm" svg:height="0.867cm" svg:x="11.423cm" svg:y="0.441cm"><text:p>PUL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1" draw:style-name="gr11" draw:text-style-name="P12" svg:width="1.876cm" svg:height="0.867cm" svg:x="8.92cm" svg:y="0.222cm"><text:p>PUS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5" draw:style-name="gr5" draw:text-style-name="P10" svg:width="3.248cm" svg:height="3.248cm" svg:x="13.587cm" svg:y="1.685cm"><text:p/><draw:enhanced-geometry svg:viewBox="0 0 21600 21600" draw:type="rectangle" draw:enhanced-path="M 0 0 L 21600 0 21600 21600 0 21600 0 0 Z N"/></draw:custom-shape><draw:custom-shape text:anchor-type="paragraph" draw:z-index="5" draw:name="Forma6" draw:style-name="gr6" draw:text-style-name="P11" svg:width="3.56cm" svg:height="1.082cm" svg:x="3.798cm" svg:y="3.609cm"><text:p text:style-name="P7">Git Server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11" svg:width="3.56cm" svg:height="1.082cm" svg:x="14.284cm" svg:y="3.466cm"><text:p text:style-name="P7">Git Server</text:p><draw:enhanced-geometry svg:viewBox="0 0 21600 21600" draw:type="rectangle" draw:enhanced-path="M 0 0 L 21600 0 21600 21600 0 21600 0 0 Z N"/></draw:custom-shape><draw:custom-shape text:anchor-type="paragraph" draw:z-index="3" draw:name="Forma3" draw:style-name="gr4" draw:text-style-name="P10" svg:width="3.513cm" svg:height="3.513cm" svg:x="5.048cm" svg:y="1.685cm"><text:p/><draw:enhanced-geometry svg:viewBox="0 0 21600 21600" draw:type="rectangle" draw:enhanced-path="M 0 0 L 21600 0 21600 21600 0 21600 0 0 Z N"/></draw:custom-shape><text:s/><text:span text:style-name="T3"><text:s text:c="124"/></text:span></text:p>
      <text:p text:style-name="P6"><draw:custom-shape text:anchor-type="paragraph" draw:z-index="15" draw:name="Forma11" draw:style-name="gr11" draw:text-style-name="P12" svg:width="1.876cm" svg:height="0.867cm" svg:x="15.558cm" svg:y="0.048cm"><text:p>PUS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><text:span text:style-name="T3"><text:s text:c="19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22:28.971000000</meta:creation-date>
    <dc:date>2017-11-09T16:05:00.874000000</dc:date>
    <meta:editing-duration>PT33M54S</meta:editing-duration>
    <meta:editing-cycles>3</meta:editing-cycles>
    <meta:generator>LibreOffice/5.4.0.3$Windows_x86 LibreOffice_project/7556cbc6811c9d992f4064ab9287069087d7f62c</meta:generator>
    <meta:document-statistic meta:table-count="0" meta:image-count="0" meta:object-count="0" meta:page-count="2" meta:paragraph-count="24" meta:word-count="388" meta:character-count="2814" meta:non-whitespace-character-count="2001"/>
  </office:meta>
</office:document-meta>
</file>